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goingStubbingImpl.getRegistered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goingStubbingImpl.setStrictness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goingStubbingImpl.thenAnswer( Answer &lt; ? &gt; answ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ngoingStubbingImpl.OngoingStubbingImpl( InvocationContainerImpl invocation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